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12900000318043F5DD832842862.png" manifest:media-type="image/png"/>
  <manifest:file-entry manifest:full-path="Pictures/100002000000015A00000318F3B69C8B80061691.png" manifest:media-type="image/png"/>
  <manifest:file-entry manifest:full-path="Pictures/100002000000011100000318C9AE0D018FA75BCB.png" manifest:media-type="image/png"/>
  <manifest:file-entry manifest:full-path="Pictures/10000200000000E0000003185C986D3E20D1350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191cm" svg:height="0.523cm" svg:x="1.197cm" svg:y="1.056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14cm" svg:height="0.58cm" svg:x="1.674cm" svg:y="1.031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8cm" svg:x="1.393cm" svg:y="1.031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8cm" svg:x="1.943cm" svg:y="1.031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1cm" svg:height="0.524cm" svg:x="2.252cm" svg:y="1.087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8cm" svg:x="2.443cm" svg:y="1.031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13cm" svg:height="0.58cm" svg:x="2.729cm" svg:y="1.031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8cm" svg:x="2.998cm" svg:y="1.031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1cm" svg:height="0.523cm" svg:x="3.251cm" svg:y="1.056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79cm" svg:x="3.442cm" svg:y="1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14cm" svg:height="0.58cm" svg:x="3.719cm" svg:y="1.031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8cm" svg:x="3.941cm" svg:y="1.031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1cm" svg:height="0.523cm" svg:x="4.219cm" svg:y="1.056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79cm" svg:x="4.445cm" svg:y="1.056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14cm" svg:height="0.58cm" svg:x="4.718cm" svg:y="1.031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8cm" svg:x="4.996cm" svg:y="1.031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1cm" svg:height="0.523cm" svg:x="5.249cm" svg:y="1.056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8cm" svg:x="5.444cm" svg:y="1.031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13cm" svg:height="0.58cm" svg:x="5.726cm" svg:y="1.031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79cm" svg:x="5.995cm" svg:y="1.056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2cm" svg:height="0.523cm" svg:x="6.272cm" svg:y="1.056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79cm" svg:x="6.499cm" svg:y="1.056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14cm" svg:height="0.579cm" svg:x="6.78cm" svg:y="1.056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79cm" svg:x="7.049cm" svg:y="1.056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1cm" svg:height="0.524cm" svg:x="7.327cm" svg:y="1.087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8cm" svg:x="7.553cm" svg:y="1.031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13cm" svg:height="0.58cm" svg:x="7.835cm" svg:y="1.031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8cm" svg:x="8.104cm" svg:y="1.031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1cm" svg:height="0.524cm" svg:x="8.357cm" svg:y="1.087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8cm" svg:x="8.552cm" svg:y="1.031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14cm" svg:height="0.579cm" svg:x="8.825cm" svg:y="1.056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79cm" svg:x="9.103cm" svg:y="1.056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1cm" svg:height="0.523cm" svg:x="9.407cm" svg:y="1.057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14cm" svg:height="0.58cm" svg:x="9.884cm" svg:y="1.032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8cm" svg:x="9.603cm" svg:y="1.032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8cm" svg:x="10.153cm" svg:y="1.032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1cm" svg:height="0.524cm" svg:x="10.462cm" svg:y="1.088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8cm" svg:x="10.653cm" svg:y="1.032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13cm" svg:height="0.58cm" svg:x="10.939cm" svg:y="1.032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8cm" svg:x="11.208cm" svg:y="1.032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1cm" svg:height="0.523cm" svg:x="11.461cm" svg:y="1.057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79cm" svg:x="11.652cm" svg:y="1.001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14cm" svg:height="0.58cm" svg:x="11.929cm" svg:y="1.032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8cm" svg:x="12.151cm" svg:y="1.032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1cm" svg:height="0.523cm" svg:x="12.429cm" svg:y="1.057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79cm" svg:x="12.655cm" svg:y="1.057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14cm" svg:height="0.58cm" svg:x="12.928cm" svg:y="1.032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8cm" svg:x="13.206cm" svg:y="1.032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1cm" svg:height="0.523cm" svg:x="13.459cm" svg:y="1.057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8cm" svg:x="13.654cm" svg:y="1.032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13cm" svg:height="0.58cm" svg:x="13.936cm" svg:y="1.032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79cm" svg:x="14.205cm" svg:y="1.057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2cm" svg:height="0.523cm" svg:x="14.482cm" svg:y="1.057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79cm" svg:x="14.709cm" svg:y="1.057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14cm" svg:height="0.579cm" svg:x="14.99cm" svg:y="1.057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79cm" svg:x="15.259cm" svg:y="1.057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1cm" svg:height="0.524cm" svg:x="15.537cm" svg:y="1.088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8cm" svg:x="15.763cm" svg:y="1.032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13cm" svg:height="0.58cm" svg:x="16.045cm" svg:y="1.032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8cm" svg:x="16.314cm" svg:y="1.032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1" draw:text-style-name="P1" draw:layer="layout" svg:width="0.191cm" svg:height="0.524cm" svg:x="16.567cm" svg:y="1.088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1" draw:text-style-name="P1" draw:layer="layout" svg:width="0.273cm" svg:height="0.58cm" svg:x="16.762cm" svg:y="1.032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1" draw:text-style-name="P1" draw:layer="layout" svg:width="0.214cm" svg:height="0.579cm" svg:x="17.035cm" svg:y="1.057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1" draw:text-style-name="P1" draw:layer="layout" svg:width="0.222cm" svg:height="0.579cm" svg:x="17.313cm" svg:y="1.057cm">
          <draw:image xlink:href="Pictures/100002000000012900000318043F5DD83284286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7-10T03:54:36</meta:creation-date>
    <dc:date>2021-07-11T18:45:06.526814041</dc:date>
    <meta:editing-duration>PT3M12S</meta:editing-duration>
    <meta:editing-cycles>2</meta:editing-cycles>
    <meta:generator>LibreOffice/7.1.4.2$MacOSX_X86_64 LibreOffice_project/a529a4fab45b75fefc5b6226684193eb000654f6</meta:generator>
    <meta:document-statistic meta:object-count="64"/>
  </office:meta>
</office:document-meta>
</file>